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7"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8"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9"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0" style:family="paragraph" style:parent-style-name="Standard">
      <style:paragraph-properties style:writing-mode="lr-tb"/>
      <style:text-properties fo:color="#000000" fo:font-weight="bold" fo:background-color="#ffff00" style:font-weight-asian="bold" style:font-weight-complex="bold"/>
    </style:style>
    <style:style style:name="P11" style:family="paragraph" style:parent-style-name="Standard">
      <style:paragraph-properties style:writing-mode="lr-tb"/>
      <style:text-properties fo:color="#000000" fo:font-weight="bold" fo:background-color="transparent" style:font-weight-asian="bold" style:font-weight-complex="bold"/>
    </style:style>
    <style:style style:name="P12"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13"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14" style:family="paragraph" style:parent-style-name="Standard">
      <style:paragraph-properties style:writing-mode="lr-tb"/>
      <style:text-properties fo:color="#000000" style:font-name="monospace" fo:font-weight="bold" officeooo:rsid="001b2acd" officeooo:paragraph-rsid="0048b87e" fo:background-color="transparent" style:font-weight-asian="bold" style:font-weight-complex="bold"/>
    </style:style>
    <style:style style:name="P15"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16"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17"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18"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19"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0"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21"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22" style:family="paragraph" style:parent-style-name="Standard">
      <style:paragraph-properties style:writing-mode="lr-tb"/>
      <style:text-properties fo:color="#000000" style:font-name="monospace" fo:font-weight="normal" officeooo:rsid="001b2acd" officeooo:paragraph-rsid="00214b3a" fo:background-color="transparent" style:font-weight-asian="normal" style:font-weight-complex="normal"/>
    </style:style>
    <style:style style:name="P23"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24"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25"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26"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27"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28"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29"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30" style:family="paragraph" style:parent-style-name="Standard">
      <style:paragraph-properties style:writing-mode="lr-tb"/>
      <style:text-properties fo:color="#000000" style:font-name="monospace" officeooo:rsid="001b2acd" fo:background-color="transparent"/>
    </style:style>
    <style:style style:name="P31" style:family="paragraph" style:parent-style-name="Standard">
      <style:paragraph-properties style:writing-mode="lr-tb"/>
      <style:text-properties fo:color="#000000" style:font-name="monospace" officeooo:rsid="005b34b5" officeooo:paragraph-rsid="005b34b5" fo:background-color="transparent"/>
    </style:style>
    <style:style style:name="P32" style:family="paragraph" style:parent-style-name="Standard">
      <style:paragraph-properties style:writing-mode="lr-tb"/>
      <style:text-properties fo:color="#000000" officeooo:rsid="004ed9cd" officeooo:paragraph-rsid="004ed9cd" fo:background-color="transparent"/>
    </style:style>
    <style:style style:name="P33" style:family="paragraph" style:parent-style-name="Standard">
      <style:paragraph-properties style:writing-mode="lr-tb"/>
      <style:text-properties fo:color="#000000" officeooo:rsid="005b34b5" officeooo:paragraph-rsid="005b34b5" fo:background-color="transparent"/>
    </style:style>
    <style:style style:name="P34"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35"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36"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37"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38"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39"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40"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41" style:family="paragraph" style:parent-style-name="Standard">
      <style:paragraph-properties style:writing-mode="lr-tb"/>
      <style:text-properties fo:font-weight="bold" style:font-weight-asian="bold" style:font-weight-complex="bold"/>
    </style:style>
    <style:style style:name="P42" style:family="paragraph" style:parent-style-name="Standard">
      <style:paragraph-properties style:writing-mode="lr-tb"/>
      <style:text-properties fo:font-weight="bold" officeooo:paragraph-rsid="00575874" style:font-weight-asian="bold" style:font-weight-complex="bold"/>
    </style:style>
    <style:style style:name="P43" style:family="paragraph" style:parent-style-name="Standard">
      <style:paragraph-properties style:writing-mode="lr-tb"/>
      <style:text-properties fo:font-weight="bold" fo:background-color="transparent" style:font-weight-asian="bold" style:font-weight-complex="bold"/>
    </style:style>
    <style:style style:name="P44" style:family="paragraph" style:parent-style-name="Standard">
      <style:paragraph-properties style:writing-mode="lr-tb"/>
      <style:text-properties fo:font-weight="bold" officeooo:paragraph-rsid="00408005" fo:background-color="#ffbf00" style:font-weight-asian="bold" style:font-weight-complex="bold"/>
    </style:style>
    <style:style style:name="P45"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46"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cm" loext:border="none"/>
    </style:style>
    <style:style style:name="P47"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48" style:family="paragraph" style:parent-style-name="Standard">
      <style:paragraph-properties style:writing-mode="lr-tb"/>
      <style:text-properties officeooo:paragraph-rsid="0048b87e"/>
    </style:style>
    <style:style style:name="P49" style:family="paragraph" style:parent-style-name="Standard">
      <style:paragraph-properties style:writing-mode="lr-tb"/>
      <style:text-properties officeooo:paragraph-rsid="00575874"/>
    </style:style>
    <style:style style:name="P50" style:family="paragraph" style:parent-style-name="Standard">
      <style:paragraph-properties style:writing-mode="lr-tb"/>
      <style:text-properties officeooo:paragraph-rsid="00358605"/>
    </style:style>
    <style:style style:name="P51" style:family="paragraph" style:parent-style-name="Standard">
      <style:paragraph-properties style:writing-mode="lr-tb"/>
      <style:text-properties officeooo:rsid="006289b8" officeooo:paragraph-rsid="006289b8"/>
    </style:style>
    <style:style style:name="P52"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53"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54" style:family="paragraph" style:parent-style-name="Text_20_body">
      <style:paragraph-properties fo:margin-left="0cm" fo:margin-right="0cm" fo:margin-top="0cm" fo:margin-bottom="0.397cm" loext:contextual-spacing="false" fo:line-height="170%" fo:orphans="2" fo:widows="2" fo:text-indent="0cm" style:auto-text-indent="false"/>
    </style:style>
    <style:style style:name="P55" style:family="paragraph" style:parent-style-name="Standard">
      <style:paragraph-properties style:writing-mode="lr-tb"/>
      <style:text-properties officeooo:paragraph-rsid="006959ab"/>
    </style:style>
    <style:style style:name="T1" style:family="text">
      <style:text-properties style:font-name="monospace"/>
    </style:style>
    <style:style style:name="T2" style:family="text">
      <style:text-properties style:font-name="monospace" officeooo:rsid="00183e6a"/>
    </style:style>
    <style:style style:name="T3" style:family="text">
      <style:text-properties style:font-name="monospace" officeooo:rsid="001b2acd"/>
    </style:style>
    <style:style style:name="T4" style:family="text">
      <style:text-properties style:font-name="monospace" officeooo:rsid="00272813"/>
    </style:style>
    <style:style style:name="T5" style:family="text">
      <style:text-properties style:font-name="monospace" officeooo:rsid="002b3583"/>
    </style:style>
    <style:style style:name="T6" style:family="text">
      <style:text-properties style:font-name="monospace" officeooo:rsid="0042cdad"/>
    </style:style>
    <style:style style:name="T7" style:family="text">
      <style:text-properties style:font-name="monospace" officeooo:rsid="004b1bca"/>
    </style:style>
    <style:style style:name="T8" style:family="text">
      <style:text-properties style:font-name="monospace" officeooo:rsid="004c5d9a"/>
    </style:style>
    <style:style style:name="T9" style:family="text">
      <style:text-properties style:font-name="monospace" fo:font-style="italic" style:font-style-asian="italic" style:font-style-complex="italic"/>
    </style:style>
    <style:style style:name="T10" style:family="text">
      <style:text-properties style:font-name="monospace" fo:font-style="normal" officeooo:rsid="00632f1e" style:font-style-asian="normal" style:font-style-complex="normal"/>
    </style:style>
    <style:style style:name="T11" style:family="text">
      <style:text-properties style:font-name="monospace" fo:font-style="normal" officeooo:rsid="00667b71" style:font-style-asian="normal" style:font-style-complex="normal"/>
    </style:style>
    <style:style style:name="T12" style:family="text">
      <style:text-properties fo:color="#999999" style:font-name="monospace" officeooo:rsid="002faf35" fo:background-color="transparent" loext:char-shading-value="0"/>
    </style:style>
    <style:style style:name="T13" style:family="text">
      <style:text-properties fo:color="#999999" style:font-name="monospace" fo:font-style="normal" officeooo:rsid="00667b71" style:font-style-asian="normal" style:font-style-complex="normal"/>
    </style:style>
    <style:style style:name="T14"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15" style:family="text">
      <style:text-properties fo:color="#000000" style:font-name="monospace" officeooo:rsid="001b2acd"/>
    </style:style>
    <style:style style:name="T16" style:family="text">
      <style:text-properties fo:color="#000000" style:font-name="monospace" fo:background-color="transparent" loext:char-shading-value="0"/>
    </style:style>
    <style:style style:name="T17" style:family="text">
      <style:text-properties fo:color="#000000" style:font-name="monospace" officeooo:rsid="001b2acd" fo:background-color="transparent" loext:char-shading-value="0"/>
    </style:style>
    <style:style style:name="T18" style:family="text">
      <style:text-properties fo:color="#000000" style:font-name="monospace" officeooo:rsid="002b44f2" fo:background-color="transparent" loext:char-shading-value="0"/>
    </style:style>
    <style:style style:name="T19" style:family="text">
      <style:text-properties fo:color="#000000" style:font-name="monospace" officeooo:rsid="002c8c80" fo:background-color="transparent" loext:char-shading-value="0"/>
    </style:style>
    <style:style style:name="T20" style:family="text">
      <style:text-properties fo:color="#000000" style:font-name="monospace" officeooo:rsid="002faf35" fo:background-color="transparent" loext:char-shading-value="0"/>
    </style:style>
    <style:style style:name="T21" style:family="text">
      <style:text-properties fo:color="#000000" style:font-name="monospace" officeooo:rsid="00358605" fo:background-color="transparent" loext:char-shading-value="0"/>
    </style:style>
    <style:style style:name="T22" style:family="text">
      <style:text-properties fo:color="#000000" style:font-name="monospace" officeooo:rsid="003a5de3" fo:background-color="transparent" loext:char-shading-value="0"/>
    </style:style>
    <style:style style:name="T23" style:family="text">
      <style:text-properties fo:color="#000000" style:font-name="monospace" officeooo:rsid="00575874" fo:background-color="transparent" loext:char-shading-value="0"/>
    </style:style>
    <style:style style:name="T24" style:family="text">
      <style:text-properties fo:color="#000000" style:font-name="monospace" officeooo:rsid="002b44f2"/>
    </style:style>
    <style:style style:name="T25" style:family="text">
      <style:text-properties fo:color="#000000" style:font-name="monospace" fo:font-weight="bold" officeooo:rsid="001b2acd" fo:background-color="transparent" loext:char-shading-value="0" style:font-weight-asian="bold" style:font-weight-complex="bold"/>
    </style:style>
    <style:style style:name="T26" style:family="text">
      <style:text-properties fo:color="#000000" style:font-name="monospace" fo:font-weight="bold" officeooo:rsid="002c8c80" fo:background-color="transparent" loext:char-shading-value="0" style:font-weight-asian="bold" style:font-weight-complex="bold"/>
    </style:style>
    <style:style style:name="T27" style:family="text">
      <style:text-properties fo:color="#000000" style:font-name="monospace" fo:font-weight="bold" officeooo:rsid="00575874" fo:background-color="transparent" loext:char-shading-value="0" style:font-weight-asian="bold" style:font-weight-complex="bold"/>
    </style:style>
    <style:style style:name="T28" style:family="text">
      <style:text-properties fo:color="#000000" style:font-name="monospace" fo:font-weight="bold" officeooo:rsid="00358605" fo:background-color="transparent" loext:char-shading-value="0" style:font-weight-asian="bold" style:font-weight-complex="bold"/>
    </style:style>
    <style:style style:name="T29" style:family="text">
      <style:text-properties fo:color="#000000" style:font-name="monospace" fo:font-weight="bold" officeooo:rsid="005b57c1" fo:background-color="transparent" loext:char-shading-value="0" style:font-weight-asian="bold" style:font-weight-complex="bold"/>
    </style:style>
    <style:style style:name="T30" style:family="text">
      <style:text-properties fo:color="#000000" style:font-name="monospace" fo:font-weight="bold" officeooo:rsid="00358605" fo:background-color="#81d41a" loext:char-shading-value="0" style:font-weight-asian="bold" style:font-weight-complex="bold"/>
    </style:style>
    <style:style style:name="T31"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32" style:family="text">
      <style:text-properties fo:color="#000000" style:font-name="monospace" officeooo:rsid="003ea5f7"/>
    </style:style>
    <style:style style:name="T33" style:family="text">
      <style:text-properties fo:color="#000000" style:font-name="monospace" officeooo:rsid="003907b7"/>
    </style:style>
    <style:style style:name="T34" style:family="text">
      <style:text-properties fo:font-variant="normal" fo:text-transform="none" fo:color="#333333" style:font-name="Menlo" fo:font-size="9.75pt" fo:letter-spacing="normal" fo:font-style="normal" fo:background-color="transparent" loext:char-shading-value="0" style:font-size-asian="10pt" style:font-size-complex="10pt" loext:padding="0cm" loext:border="none"/>
    </style:style>
    <style:style style:name="T35" style:family="text">
      <style:text-properties fo:font-variant="normal" fo:text-transform="none" fo:color="#333333" style:font-name="Menlo" fo:font-size="9.75pt" fo:letter-spacing="normal" fo:font-style="normal" officeooo:rsid="001b2acd" loext:padding="0cm" loext:border="none"/>
    </style:style>
    <style:style style:name="T36" style:family="text">
      <style:text-properties fo:font-variant="normal" fo:text-transform="none" fo:color="#333333" style:font-name="Menlo" fo:font-size="9.75pt" fo:letter-spacing="normal" fo:font-style="normal" officeooo:rsid="004c90f3" loext:padding="0cm" loext:border="none"/>
    </style:style>
    <style:style style:name="T37" style:family="text">
      <style:text-properties fo:font-variant="normal" fo:text-transform="none" fo:color="#333333" style:font-name="Menlo" fo:font-size="10pt" fo:letter-spacing="normal" fo:font-style="normal" style:font-size-asian="10pt" style:font-size-complex="10pt" loext:padding="0cm" loext:border="none"/>
    </style:style>
    <style:style style:name="T38"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cm" loext:border="none"/>
    </style:style>
    <style:style style:name="T39" style:family="text">
      <style:text-properties fo:font-variant="normal" fo:text-transform="none" fo:color="#333333" style:font-name="Liberation Sans" fo:font-size="10pt" fo:letter-spacing="normal" fo:font-style="normal" officeooo:rsid="001b2acd" style:font-size-asian="10pt" style:font-size-complex="10pt" loext:padding="0cm" loext:border="none"/>
    </style:style>
    <style:style style:name="T40"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cm" loext:border="none"/>
    </style:style>
    <style:style style:name="T41" style:family="text">
      <style:text-properties fo:font-variant="normal" fo:text-transform="none" style:font-name="var ff-mono" fo:font-style="normal" officeooo:rsid="001b2acd" fo:background-color="#ffff00" loext:char-shading-value="0" loext:padding="0cm" loext:border="none"/>
    </style:style>
    <style:style style:name="T42"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cm" loext:border="none"/>
    </style:style>
    <style:style style:name="T43" style:family="text">
      <style:text-properties fo:font-variant="normal" fo:text-transform="none" fo:color="#3e3e3e" style:font-name="Oxygen" fo:font-size="12.75pt" fo:letter-spacing="normal" fo:font-style="normal" fo:font-weight="normal"/>
    </style:style>
    <style:style style:name="T44"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45"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46" style:family="text">
      <style:text-properties officeooo:rsid="0069c9f1"/>
    </style:style>
    <style:style style:name="T47" style:family="text">
      <style:text-properties fo:color="#b2b2b2" style:font-name="monospace" fo:font-weight="normal" officeooo:rsid="006959ab" fo:background-color="transparent" loext:char-shading-value="0" style:font-weight-asian="normal" style:font-weight-complex="normal"/>
    </style:style>
    <style:style style:name="T48" style:family="text">
      <style:text-properties fo:color="#b2b2b2" style:font-name="monospace" fo:font-weight="normal" officeooo:rsid="0069c9f1" fo:background-color="transparent" loext:char-shading-value="0"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2">D</text:span><text:span text:style-name="T1">ocker</text:span></text:p>
      <text:p text:style-name="P51"><text:span text:style-name="T1">- Выкачивается компилятор в </text:span><text:span text:style-name="T9">opt/linaro</text:span></text:p>
      <text:p text:style-name="P51"><text:span text:style-name="T9">- </text:span><text:span text:style-name="T10">U-Boot <text:s/></text:span><text:span text:style-name="T13">собирается внутри контейн</text:span></text:p>
      <text:p text:style-name="P55"><text:span text:style-name="T47">в скрипте копируются </text:span><text:span text:style-name="T48">3</text:span><text:span text:style-name="T47"> файла из контейнера в папку to_SDCART</text:span></text:p>
      <text:p text:style-name="P22"/>
      <text:p text:style-name="P21"/>
      <text:p text:style-name="P21">U-Boot (with MLO)</text:p>
      <text:p text:style-name="P21"/>
      <text:p text:style-name="P10"><text:span text:style-name="T3">git clone </text:span><text:a xlink:type="simple" xlink:href="https://github.com/u-boot/u-boot" text:style-name="Internet_20_link" text:visited-style-name="Visited_20_Internet_20_Link"><text:span text:style-name="T3">https://github.com/u-boot/u-boot</text:span></text:a></text:p>
      <text:p text:style-name="P26"/>
      <text:p text:style-name="P16">$ cd u-boot</text:p>
      <text:p text:style-name="P10"><text:span text:style-name="T3">$ git checkout v2016.03 -b v2016.03 <text:s text:c="3"/></text:span><text:span text:style-name="T4">(Потребовалось вручную по тегу переключать)</text:span></text:p>
      <text:p text:style-name="P16"/>
      <text:p text:style-name="P16">wget -c https://rcn-ee.com/repos/git/u-boot-patches/v2016.03/0001-am335x_evm-uEnv.txt-bootz-n-fixes.patch</text:p>
      <text:p text:style-name="P16">patch -p1 &lt; 0001-am335x_evm-uEnv.txt-bootz-n-fixes.patch</text:p>
      <text:p text:style-name="P21"/>
      <text:p text:style-name="P38">patching file board/ti/am335x/board.c</text:p>
      <text:p text:style-name="P38">patching file board/ti/am335x/board.h</text:p>
      <text:p text:style-name="P38">patching file board/ti/am335x/mux.c</text:p>
      <text:p text:style-name="P38">patching file common/spl/spl.c</text:p>
      <text:p text:style-name="P38">patching file configs/am335x_evm_defconfig</text:p>
      <text:p text:style-name="P38">patching file include/configs/am335x_evm.h</text:p>
      <text:p text:style-name="P38">patching file include/configs/ti_armv7_common.h</text:p>
      <text:p text:style-name="P21"/>
      <text:p text:style-name="P21">Now, we're ready to compile. Let's do it with the following commands:</text:p>
      <text:p text:style-name="P13">$ make ARCH=arm CROSS_COMPILE=arm-linux-gnueabihf- am335x_evm_defconfig</text:p>
      <text:p text:style-name="P38"><text:s text:c="2"/>HOSTCC <text:s/>scripts/basic/fixdep</text:p>
      <text:p text:style-name="P38"><text:s text:c="2"/>HOSTCC <text:s/>scripts/kconfig/conf.o</text:p>
      <text:p text:style-name="P38"><text:s text:c="2"/>SHIPPED scripts/kconfig/zconf.tab.c</text:p>
      <text:p text:style-name="P38"><text:s text:c="2"/>SHIPPED scripts/kconfig/zconf.lex.c</text:p>
      <text:p text:style-name="P38"><text:s text:c="2"/>SHIPPED scripts/kconfig/zconf.hash.c</text:p>
      <text:p text:style-name="P38"><text:s text:c="2"/>HOSTCC <text:s/>scripts/kconfig/zconf.tab.o</text:p>
      <text:p text:style-name="P38"><text:s text:c="2"/>HOSTLD <text:s/>scripts/kconfig/conf</text:p>
      <text:p text:style-name="P38">#</text:p>
      <text:p text:style-name="P38"># configuration written to .config</text:p>
      <text:p text:style-name="P38">#</text:p>
      <text:p text:style-name="P21"/>
      <text:p text:style-name="P13">$ make ARCH=arm CROSS_COMPILE=arm-linux-gnueabihf-</text:p>
      <text:p text:style-name="P38">Now, it's time to install the bootloader into the microSD</text:p>
      <text:p text:style-name="P13">lsblk</text:p>
      <text:p text:style-name="P21"/>
      <text:p text:style-name="P11"><text:span text:style-name="T3">sudo dd if=/dev/zero of=/dev/sd</text:span><text:span text:style-name="T5">b</text:span><text:span text:style-name="T3"> bs=1M count=10</text:span></text:p>
      <text:p text:style-name="P39">This is a very important step!</text:p>
      <text:p text:style-name="P41"><text:span text:style-name="T17">sudo dd if=MLO of=/dev/sd</text:span><text:span text:style-name="T18">b</text:span><text:span text:style-name="T17"> count=1 seek=1 bs=128k</text:span></text:p>
      <text:p text:style-name="P43"><text:span text:style-name="T15">sudo dd if=u-boot.img of=/dev/sd</text:span><text:span text:style-name="T24">b</text:span><text:span text:style-name="T15"> count=2 seek=1 bs=384k</text:span></text:p>
      <text:p text:style-name="P38">Now, we can prepare the needed partition for the root filesystem, which will be installed in the</text:p>
      <text:p text:style-name="P38">upcoming sections</text:p>
      <text:p text:style-name="P41"><text:span text:style-name="T17">echo '1M,,L,*' | sudo sfdisk /dev/sd</text:span><text:span text:style-name="T19">b</text:span></text:p>
      <text:p text:style-name="P41"><text:span text:style-name="T17">sudo mkfs.ext4 -L rootfs /dev/sd</text:span><text:span text:style-name="T19">b</text:span><text:span text:style-name="T17">1</text:span></text:p>
      <text:p text:style-name="P13"/>
      <text:p text:style-name="P13">$ sudo mkdir /media/rootfs</text:p>
      <text:p text:style-name="P5"><text:span text:style-name="T25">$ sudo mount /dev/sd</text:span><text:span text:style-name="T26">b</text:span><text:span text:style-name="T25">1 /media/rootfs/</text:span></text:p>
      <text:p text:style-name="P13">$ sudo mkdir -p /media/rootfs/opt/backup/uboot/</text:p>
      <text:p text:style-name="P13">$ sudo cp MLO /media/rootfs/opt/backup/uboot/</text:p>
      <text:p text:style-name="P13">$ sudo cp u-boot.img /media/rootfs/opt/backup/uboot/</text:p>
      <text:p text:style-name="P13"/>
      <text:p text:style-name="P39">Now, we have just to add U-Boot's environment commands to properly load the kernel. We have to</text:p>
      <text:p text:style-name="P39">put all commands into a file called uEnv.txt in rootfs as follows:</text:p>
      <text:p text:style-name="P13"/>
      <text:p text:style-name="P13">$ sudo mkdir /media/rootfs/boot/</text:p>
      <text:p text:style-name="P5"><text:span text:style-name="T25">$ sudo cp ../uEnv.txt /media/rootfs/boot/ </text:span><text:span text:style-name="T17"><text:s text:c="3"/></text:span><text:span text:style-name="T12">(файл изначально <text:s/>в GNU-Linux-Rapid-Embedded-Programming-master/Chapter01 </text:span><text:span text:style-name="T20">)</text:span></text:p>
      <text:p text:style-name="P13"/>
      <text:p text:style-name="P13"/>
      <text:p text:style-name="P13"/>
      <text:p text:style-name="P13"/>
      <text:p text:style-name="P13"/>
      <text:p text:style-name="P13"/>
      <text:p text:style-name="P9">Now, it's time to compile the kernel.</text:p>
      <text:p text:style-name="P50"><text:span text:style-name="T25">П</text:span><text:span text:style-name="T28">о книге непонятно – </text:span><text:span text:style-name="T29">собрано все с нуля по</text:span><text:span text:style-name="T28"> источник</text:span><text:span text:style-name="T29">у</text:span></text:p>
      <text:p text:style-name="P6"><text:a xlink:type="simple" xlink:href="https://embedjournal.com/kernel-compilation-beaglebone-black/" text:style-name="Internet_20_link" text:visited-style-name="Visited_20_Internet_20_Link"><text:span text:style-name="T30">https://embedjournal.com/kernel-compilation-beaglebone-black/</text:span></text:a></text:p>
      <text:p text:style-name="P23"/>
      <text:p text:style-name="P8"><text:span text:style-name="T21">Т</text:span><text:span text:style-name="T16">а же последовательность </text:span><text:span text:style-name="T22">Источник тот-же Linaro (см выше)</text:span></text:p>
      <text:p text:style-name="P15">Компилятор</text:p>
      <text:p text:style-name="P4"><text:span text:style-name="Source_20_Text"><text:span text:style-name="T38">sudo tar xvf gcc-linaro-arm-linux-gnueabihf-4.8-2014.04_linux.tar.xz -C /opt/</text:span></text:span></text:p>
      <text:p text:style-name="P7"><text:span text:style-name="Source_20_Text"><text:span text:style-name="T38">cd /opt/</text:span></text:span></text:p>
      <text:p text:style-name="P7"><text:span text:style-name="Source_20_Text"><text:span text:style-name="T38">sudo mv gcc-linaro-arm-linux-gnueabihf-4.8-2014.04_linux/ gcc-arm-linux</text:span></text:span></text:p>
      <text:p text:style-name="P7"><text:span text:style-name="Source_20_Text"><text:span text:style-name="T38">export PATH=$PATH:/opt/gcc-arm-linux/bin</text:span></text:span></text:p>
      <text:p text:style-name="P7"><text:span text:style-name="Source_20_Text"><text:span text:style-name="T34"/></text:span></text:p>
      <text:p text:style-name="P20">U-boot</text:p>
      <text:p text:style-name="P1"><text:span text:style-name="Source_20_Text"><text:span text:style-name="T39">git clone git://git.denx.de/u-boot.git u-boot/</text:span></text:span></text:p>
      <text:p text:style-name="P36">cd u-boot</text:p>
      <text:p text:style-name="P34"><text:span text:style-name="T3">$ git checkout v2016.03 -b v2016.03 <text:s/></text:span><text:span text:style-name="T6">(в мастере этого конфига уже нет поэтому возвращаемся на старую ветку)</text:span></text:p>
      <text:p text:style-name="P36">make ARCH=arm CROSS_COMPILE=arm-linux-gnueabihf- am335x_boneblack_defconfig</text:p>
      <text:p text:style-name="P1"><text:span text:style-name="Source_20_Text"><text:span text:style-name="T39">make ARCH=arm CROSS_COMPILE=arm-linux-gnueabihf-</text:span></text:span></text:p>
      <text:p text:style-name="P13"/>
      <text:p text:style-name="P29">For deploying kernel from sd card, we need to format it and place the files accordingly. For this process, “Gparted” tool is needed. Install Gparted by the following command.</text:p>
      <text:p text:style-name="P29">sudo apt-get install gparted</text:p>
      <text:p text:style-name="P29">Insert your sd card by means of card reader and open Gparted. Select your sd card from the top right corner. it will be something like this, “/dev/sdb”</text:p>
      <text:p text:style-name="P29">Note: Always use sd card of size greater than 2 GB. Although, 500 MB is more than enough for our task, having large free space will come handy at times.</text:p>
      <text:p text:style-name="P29">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29">New size: 50MBembed journal</text:p>
      <text:p text:style-name="P29">File System: FAT32</text:p>
      <text:p text:style-name="P29">Label: BOOT</text:p>
      <text:p text:style-name="P29">Click Add button. Then, create another partition for storing RFS by entering the options below</text:p>
      <text:p text:style-name="P29">New Size: 1000MB</text:p>
      <text:p text:style-name="P29">File System: EXT3</text:p>
      <text:p text:style-name="P29">Label: RFS</text:p>
      <text:p text:style-name="P29">Finally, click the green tick mark at the menu bar. The partition will be created and you can see two partitions created as BOOT and RFS.</text:p>
      <text:p text:style-name="P13"/>
      <text:p text:style-name="P44"><text:span text:style-name="T32">K</text:span><text:span text:style-name="T33">ernel </text:span></text:p>
      <text:p text:style-name="P35">git clone https://github.com/beagleboard/linux.git</text:p>
      <text:p text:style-name="P13"/>
      <text:p text:style-name="P37">git checkout -b beaglebone-3.2</text:p>
      <text:p text:style-name="P48"><text:span text:style-name="T14">git checkout -b </text:span><text:a xlink:type="simple" xlink:href="https://github.com/beagleboard/linux/tree/beaglev-v5.10.113-1.1.2" text:style-name="Internet_20_link" text:visited-style-name="Visited_20_Internet_20_Link"><text:span text:style-name="T40">beaglev-v5.10.113-1.1.2</text:span></text:a></text:p>
      <text:p text:style-name="P46">git checkout -b beaglev-v5.10.113-1.1.2-ubuntu</text:p>
      <text:p text:style-name="P14"/>
      <text:p text:style-name="P45">Before compiling the kernel we need to configure it. It will be hard for the newbies. Once again, thanks to the kernel developers for providing all configurations in a single file. Go to the kernel directory and issue the following command.</text:p>
      <text:p text:style-name="P45"/>
      <text:p text:style-name="P47"><text:span text:style-name="T7">sudo </text:span><text:span text:style-name="T3">apt-get install gcc-arm-linux-gnueabihf <text:s/></text:span><text:span text:style-name="T8">иначе на находился компилятор</text:span></text:p>
      <text:p text:style-name="P1"><text:span text:style-name="Source_20_Text"><text:span text:style-name="T35">sudo make ARCH=arm CROSS_COMPILE=arm-linux-gnueabihf- bb.org_defconfig <text:s text:c="4"/></text:span></text:span><text:span text:style-name="Source_20_Text"><text:span text:style-name="T36">такого файла нет</text:span></text:span></text:p>
      <text:p text:style-name="P1"><text:span text:style-name="Source_20_Text"><text:span text:style-name="T41">make ARCH=arm CROSS_COMPILE=arm-linux-gnueabihf- omap2plus_defconfig</text:span></text:span></text:p>
      <text:p text:style-name="P38">#</text:p>
      <text:p text:style-name="P38"># configuration written to .config</text:p>
      <text:p text:style-name="P38">#</text:p>
      <text:p text:style-name="P3"><text:span text:style-name="Source_20_Text"><text:span text:style-name="T42">sudo make ARCH=arm CROSS_COMPILE=arm-linux-gnueabihf- uImage dtbs LOADADDR=0x80008000 -j4</text:span></text:span></text:p>
      <text:p text:style-name="P32"><text:span text:style-name="T3">н</text:span><text:span text:style-name="T1">е до конца - ошибки</text:span></text:p>
      <text:p text:style-name="P16">sudo apt-get install u-boot-tools </text:p>
      <text:p text:style-name="P40"><text:s text:c="2"/>CALL <text:s text:c="3"/>scripts/checksyscalls.sh</text:p>
      <text:p text:style-name="P40"><text:s text:c="2"/>Kernel: arch/arm/boot/Image is ready</text:p>
      <text:p text:style-name="P40"><text:s text:c="2"/>Kernel: arch/arm/boot/zImage is ready</text:p>
      <text:p text:style-name="P40"><text:s text:c="2"/>UIMAGE <text:s/>arch/arm/boot/uImage</text:p>
      <text:p text:style-name="P40">Image Name: <text:s text:c="2"/>Linux-6.8.0-rc7</text:p>
      <text:p text:style-name="P40">Created: <text:s text:c="5"/>Fri Mar 15 13:05:49 2024</text:p>
      <text:p text:style-name="P40">Image Type: <text:s text:c="2"/>ARM Linux Kernel Image (uncompressed)</text:p>
      <text:p text:style-name="P40">Data Size: <text:s text:c="3"/>5221248 Bytes = 5098.88 KiB = 4.98 MiB</text:p>
      <text:p text:style-name="P40">Load Address: 80008000</text:p>
      <text:p text:style-name="P40">Entry Point: <text:s/>80008000</text:p>
      <text:p text:style-name="P40"><text:s text:c="2"/>Kernel: arch/arm/boot/uImage is ready</text:p>
      <text:p text:style-name="P30"/>
      <text:p text:style-name="P45">After compiling you can find the image files in “arch/arm/boot/” directory. Copy “uImage” file from this directory and also “am335x-boneblack.dtb” file from “arch/arm/boot/dts/” directory to the BOOT partition.</text:p>
      <text:p text:style-name="P30"/>
      <text:p text:style-name="P24">dtb файлы: </text:p>
      <text:p text:style-name="P24">linux/arch/arm/boot/dts/ti/omap</text:p>
      <text:p text:style-name="P27">am335x-boneblack.dtb</text:p>
      <text:p text:style-name="P25"/>
      <text:p text:style-name="P53"><text:span text:style-name="T1">Then, create a file named as </text:span><text:span text:style-name="T31">“uEnv.txt”</text:span><text:span text:style-name="T1"> in BOOT partition and copy the following code to it.</text:span></text:p>
      <text:p text:style-name="P28">console=ttyS0,115200n8</text:p>
      <text:p text:style-name="P28">netargs=setenv bootargs console=ttyO0,115200n8 root=/dev/mmcblk0p2 ro rootfstype=ext4 rootwait debug earlyprintk mem=512M</text:p>
      <text:p text:style-name="P28">netboot=echo Booting from microSD ...; setenv autoload no ; load mmc 0:1 ${loadaddr} uImage ; load mmc 0:1 ${fdtaddr} am335x-boneblack.dtb ; run netargs ; bootm ${loadaddr} - ${fdtaddr}</text:p>
      <text:p text:style-name="P28">uenvcmd=run netboot</text:p>
      <text:p text:style-name="P17"/>
      <text:p text:style-name="P19">ROOTFS</text:p>
      <text:p text:style-name="P52"><text:span text:style-name="T43">You can download RFS <text:s text:c="2"/></text:span><text:a xlink:type="simple" xlink:href="https://www.dropbox.com/s/k93doprl261hwn2/rootfs.tar.xz?dl=0" office:target-frame-name="_blank" xlink:show="new" text:style-name="Internet_20_link" text:visited-style-name="Visited_20_Internet_20_Link"><text:span text:style-name="T44">here</text:span></text:a><text:span text:style-name="T43">.</text:span></text:p>
      <text:p text:style-name="P54"><text:span text:style-name="T43">Instead of downloading RFS, we can create our own <text:s/></text:span><text:a xlink:type="simple" xlink:href="https://embedjournal.com/custom-rfs-beaglebone-black/" text:style-name="Internet_20_link" text:visited-style-name="Visited_20_Internet_20_Link"><text:span text:style-name="T45">custom RFS using BusyBox</text:span></text:a><text:span text:style-name="T43">, which is an elaborate process and hence merits the need for a separate post. For the sake of simplicity, we can download and uncompress the RFS.</text:span></text:p>
      <text:p text:style-name="P42"><text:span text:style-name="T17">sudo mkdir /media/</text:span><text:span text:style-name="T23">RFS</text:span></text:p>
      <text:p text:style-name="P49"><text:span text:style-name="T25">sudo mount /dev/sd</text:span><text:span text:style-name="T27">c2</text:span><text:span text:style-name="T25"> /media/</text:span><text:span text:style-name="T27">RFS</text:span><text:span text:style-name="T25">/</text:span></text:p>
      <text:p text:style-name="P12"/>
      <text:p text:style-name="P12">sudo tar -xvf rootfs.tar.xz -C /media/RFS/</text:p>
      <text:p text:style-name="P12">cd /media/RFS/rootfs/</text:p>
      <text:p text:style-name="P12">sudo mv ./* ../</text:p>
      <text:p text:style-name="P12">cd ../</text:p>
      <text:p text:style-name="P12">sudo rmdir rootfs</text:p>
      <text:p text:style-name="P17"/>
      <text:p text:style-name="P2"><text:span text:style-name="Source_20_Text"><text:span text:style-name="T37">sudo make ARCH=arm CROSS_COMPILE=arm-linux-gnueabihf- -j4 modules</text:span></text:span></text:p>
      <text:p text:style-name="P2"><text:span text:style-name="Source_20_Text"><text:span text:style-name="T37">sudo make ARCH=arm CROSS_COMPILE=arm-linux-gnueabihf- INSTALL_MOD_PATH=/media/RFS/ modules_install</text:span></text:span></text:p>
      <text:p text:style-name="P17"/>
      <text:p text:style-name="P18">sudo umount /media/RFS</text:p>
      <text:p text:style-name="P33"><text:span text:style-name="T3">l</text:span><text:span text:style-name="T1">ogin root <text:s text:c="2"/>без пароля</text:span></text:p>
      <text:p text:style-name="P31"/>
      <text:p text:style-name="P31"/>
      <text:p text:style-name="P31"/>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5T23:44:00.742891429</dc:date>
    <meta:editing-duration>PT7H29M58S</meta:editing-duration>
    <meta:editing-cycles>73</meta:editing-cycles>
    <meta:document-statistic meta:table-count="0" meta:image-count="0" meta:object-count="0" meta:page-count="1" meta:paragraph-count="126" meta:word-count="885" meta:character-count="6769" meta:non-whitespace-character-count="5942"/>
  </office:meta>
</office:document-meta>
</file>